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B000001DF14641B4BD264F6ED.png" manifest:media-type="image/png"/>
  <manifest:file-entry manifest:full-path="Pictures/100000000000026B000001DF543FEB7856F56E0A.png" manifest:media-type="image/png"/>
  <manifest:file-entry manifest:full-path="Pictures/100000000000026B000001DFABDC71DC9885A73B.png" manifest:media-type="image/png"/>
  <manifest:file-entry manifest:full-path="Pictures/100000000000026B000001DF43031A0F8EBC95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leaf 100PLS</text:p>
          </draw:text-box>
        </draw:frame>
        <draw:frame draw:style-name="gr2" draw:text-style-name="P2" draw:layer="layout" svg:width="11.803cm" svg:height="9.134cm" svg:x="8.097cm" svg:y="3.685cm" presentation:class="graphic">
          <draw:image xlink:href="Pictures/100000000000026B000001DFABDC71DC9885A73B.png" xlink:type="simple" xlink:show="embed" xlink:actuate="onLoad">
            <text:p/>
          </draw:image>
        </draw:frame>
        <draw:frame draw:style-name="gr3" draw:text-style-name="P3" draw:layer="layout" svg:width="5cm" svg:height="2.042cm" svg:x="21.6cm" svg:y="5.4cm">
          <draw:text-box>
            <text:p>Fric=6.843</text:p>
            <text:p>Feve=0.666</text:p>
            <text:p>FDiv=0.451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leaf 300 PLS</text:p>
          </draw:text-box>
        </draw:frame>
        <draw:frame draw:style-name="gr2" draw:text-style-name="P2" draw:layer="layout" svg:width="11.803cm" svg:height="9.134cm" svg:x="8.097cm" svg:y="3.685cm" presentation:class="graphic">
          <draw:image xlink:href="Pictures/100000000000026B000001DF43031A0F8EBC9521.png" xlink:type="simple" xlink:show="embed" xlink:actuate="onLoad">
            <text:p/>
          </draw:image>
        </draw:frame>
        <draw:frame draw:style-name="gr3" draw:text-style-name="P3" draw:layer="layout" svg:width="5cm" svg:height="2.042cm" svg:x="21.6cm" svg:y="5.4cm">
          <draw:text-box>
            <text:p>Fric=8.125</text:p>
            <text:p>Feve=0.655</text:p>
            <text:p>FDiv=0.395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leaf 500PLS</text:p>
          </draw:text-box>
        </draw:frame>
        <draw:frame draw:style-name="gr2" draw:text-style-name="P2" draw:layer="layout" svg:width="11.803cm" svg:height="9.134cm" svg:x="8.097cm" svg:y="3.685cm" presentation:class="graphic">
          <draw:image xlink:href="Pictures/100000000000026B000001DF14641B4BD264F6ED.png" xlink:type="simple" xlink:show="embed" xlink:actuate="onLoad">
            <text:p/>
          </draw:image>
        </draw:frame>
        <draw:frame draw:style-name="gr3" draw:text-style-name="P3" draw:layer="layout" svg:width="5cm" svg:height="2.042cm" svg:x="21.6cm" svg:y="5.4cm">
          <draw:text-box>
            <text:p>Fric=8.294</text:p>
            <text:p>Feve=0.606</text:p>
            <text:p>FDiv=0.362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leaf 1000PLS</text:p>
          </draw:text-box>
        </draw:frame>
        <draw:frame draw:style-name="gr2" draw:text-style-name="P2" draw:layer="layout" svg:width="11.803cm" svg:height="9.134cm" svg:x="8.097cm" svg:y="3.685cm" presentation:class="graphic">
          <draw:image xlink:href="Pictures/100000000000026B000001DF543FEB7856F56E0A.png" xlink:type="simple" xlink:show="embed" xlink:actuate="onLoad">
            <text:p/>
          </draw:image>
        </draw:frame>
        <draw:frame draw:style-name="gr3" draw:text-style-name="P3" draw:layer="layout" svg:width="5cm" svg:height="2.042cm" svg:x="21.6cm" svg:y="5.4cm">
          <draw:text-box>
            <text:p>Fric=8.072</text:p>
            <text:p>Feve=0.633</text:p>
            <text:p>FDiv=0.394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7:01:42.923271226</meta:creation-date>
    <meta:editing-duration>PT39M27S</meta:editing-duration>
    <meta:editing-cycles>2</meta:editing-cycles>
    <meta:generator>LibreOffice/6.0.2.1.0$Linux_X86_64 LibreOffice_project/00m0$Build-1</meta:generator>
    <dc:date>2018-07-24T17:02:19.225434932</dc:date>
    <meta:document-statistic meta:object-count="45"/>
  </office:meta>
</office:document-meta>
</file>